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order-left="none" fo:border-right="none" style:rotation-angle="90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exaligh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1013" table:default-cell-style-name="Default"/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. Pri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Converted Pric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10">
            <text:p>Parts (JLC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,C5,C6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C28233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1656" calcext:value-type="float">
            <text:p>0,1656</text:p>
          </table:table-cell>
          <table:table-cell office:value-type="string" calcext:value-type="string">
            <text:p>EUR</text:p>
          </table:table-cell>
          <table:table-cell office:value-type="float" office:value="6" calcext:value-type="float">
            <text:p>6</text:p>
          </table:table-cell>
          <table:table-cell table:formula="of:=[.I2]*[.F2]" office:value-type="float" office:value="0.1662" calcext:value-type="float">
            <text:p>0,1662</text:p>
          </table:table-cell>
          <table:table-cell table:formula="of:=IF([.H2]=&quot;EUR&quot;;[.J2]*4.65;[.J2])" office:value-type="float" office:value="0.77283" calcext:value-type="float">
            <text:p>0,77283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1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C28323</text:p>
          </table:table-cell>
          <table:table-cell office:value-type="float" office:value="0.0873" calcext:value-type="float">
            <text:p>0,0873</text:p>
          </table:table-cell>
          <table:table-cell office:value-type="float" office:value="0.1747" calcext:value-type="float">
            <text:p>0,1747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3]*[.F3]" office:value-type="float" office:value="0.1746" calcext:value-type="float">
            <text:p>0,1746</text:p>
          </table:table-cell>
          <table:table-cell table:formula="of:=IF([.H3]=&quot;EUR&quot;;[.J3]*4.65;[.J3])" office:value-type="float" office:value="0.81189" calcext:value-type="float">
            <text:p>0,8118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22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C52306</text:p>
          </table:table-cell>
          <table:table-cell office:value-type="float" office:value="0.9615" calcext:value-type="float">
            <text:p>0,9615</text:p>
          </table:table-cell>
          <table:table-cell office:value-type="float" office:value="1.9229" calcext:value-type="float">
            <text:p>1,9229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4]*[.F4]" office:value-type="float" office:value="1.923" calcext:value-type="float">
            <text:p>1,923</text:p>
          </table:table-cell>
          <table:table-cell table:formula="of:=IF([.H4]=&quot;EUR&quot;;[.J4]*4.65;[.J4])" office:value-type="float" office:value="8.94195" calcext:value-type="float">
            <text:p>8,9419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100n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C141218</text:p>
          </table:table-cell>
          <table:table-cell office:value-type="float" office:value="1.1921" calcext:value-type="float">
            <text:p>1,1921</text:p>
          </table:table-cell>
          <table:table-cell office:value-type="float" office:value="2.3841" calcext:value-type="float">
            <text:p>2,3841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5]*[.F5]" office:value-type="float" office:value="2.3842" calcext:value-type="float">
            <text:p>2,3842</text:p>
          </table:table-cell>
          <table:table-cell table:formula="of:=IF([.H5]=&quot;EUR&quot;;[.J5]*4.65;[.J5])" office:value-type="float" office:value="11.08653" calcext:value-type="float">
            <text:p>11,08653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22uF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C45783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666" calcext:value-type="float">
            <text:p>0,666</text:p>
          </table:table-cell>
          <table:table-cell office:value-type="string" calcext:value-type="string">
            <text:p>EUR</text:p>
          </table:table-cell>
          <table:table-cell office:value-type="float" office:value="4" calcext:value-type="float">
            <text:p>4</text:p>
          </table:table-cell>
          <table:table-cell table:formula="of:=[.I6]*[.F6]" office:value-type="float" office:value="0.666" calcext:value-type="float">
            <text:p>0,666</text:p>
          </table:table-cell>
          <table:table-cell table:formula="of:=IF([.H6]=&quot;EUR&quot;;[.J6]*4.65;[.J6])" office:value-type="float" office:value="3.0969" calcext:value-type="float">
            <text:p>3,096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10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C17414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433" calcext:value-type="float">
            <text:p>0,0433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7]*[.G7]" office:value-type="float" office:value="0.0433" calcext:value-type="float">
            <text:p>0,0433</text:p>
          </table:table-cell>
          <table:table-cell table:formula="of:=IF([.H7]=&quot;EUR&quot;;[.J7]*4.65;[.J7])" office:value-type="float" office:value="0.201345" calcext:value-type="float">
            <text:p>0,20134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eset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C231329</text:p>
          </table:table-cell>
          <table:table-cell office:value-type="float" office:value="1.183" calcext:value-type="float">
            <text:p>1,183</text:p>
          </table:table-cell>
          <table:table-cell office:value-type="float" office:value="4.7318" calcext:value-type="float">
            <text:p>4,7318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8]*[.G8]" office:value-type="float" office:value="4.7318" calcext:value-type="float">
            <text:p>4,7318</text:p>
          </table:table-cell>
          <table:table-cell table:formula="of:=IF([.H8]=&quot;EUR&quot;;[.J8]*4.65;[.J8])" office:value-type="float" office:value="22.00287" calcext:value-type="float">
            <text:p>22,00287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oot Option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C231329</text:p>
          </table:table-cell>
          <table:table-cell office:value-type="float" office:value="1.183" calcext:value-type="float">
            <text:p>1,183</text:p>
          </table:table-cell>
          <table:table-cell office:value-type="float" office:value="4.7318" calcext:value-type="float">
            <text:p>4,7318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9]*[.G9]" office:value-type="float" office:value="4.7318" calcext:value-type="float">
            <text:p>4,7318</text:p>
          </table:table-cell>
          <table:table-cell table:formula="of:=IF([.H9]=&quot;EUR&quot;;[.J9]*4.65;[.J9])" office:value-type="float" office:value="22.00287" calcext:value-type="float">
            <text:p>22,00287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AMS1117-3.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6</text:p>
          </table:table-cell>
          <table:table-cell office:value-type="float" office:value="0.2366" calcext:value-type="float">
            <text:p>0,2366</text:p>
          </table:table-cell>
          <table:table-cell office:value-type="float" office:value="0.4733" calcext:value-type="float">
            <text:p>0,4733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10]*[.F10]" office:value-type="float" office:value="0.4732" calcext:value-type="float">
            <text:p>0,4732</text:p>
          </table:table-cell>
          <table:table-cell table:formula="of:=IF([.H10]=&quot;EUR&quot;;[.J10]*4.65;[.J10])" office:value-type="float" office:value="2.20038" calcext:value-type="float">
            <text:p>2,20038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4" office:value-type="string" calcext:value-type="string">
            <text:p>ESP32-WROOM-32E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Espressif:ESP32-WROOM-32E</text:p>
          </table:table-cell>
          <table:table-cell table:style-name="ce4" office:value-type="string" calcext:value-type="string">
            <text:p>C701343</text:p>
          </table:table-cell>
          <table:table-cell table:style-name="ce4" office:value-type="float" office:value="4.4287" calcext:value-type="float">
            <text:p>4,4287</text:p>
          </table:table-cell>
          <table:table-cell table:style-name="ce4" office:value-type="float" office:value="8.8574" calcext:value-type="float">
            <text:p>8,8574</text:p>
          </table:table-cell>
          <table:table-cell table:style-name="ce4" office:value-type="string" calcext:value-type="string">
            <text:p>EU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I11]*[.G11]" office:value-type="float" office:value="17.7148" calcext:value-type="float">
            <text:p>17,7148</text:p>
          </table:table-cell>
          <table:table-cell table:style-name="ce4" table:formula="of:=IF([.H11]=&quot;EUR&quot;;[.J11]*4.65;[.J11])" office:value-type="float" office:value="82.37382" calcext:value-type="float">
            <text:p>82,37382</text:p>
          </table:table-cell>
          <table:table-cell table:style-name="ce4"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6">
            <text:p>PCB &amp; SMT (invoiced)</text:p>
          </table:table-cell>
          <table:table-cell office:value-type="string" calcext:value-type="string">
            <text:p>hexalight-controller-manuf_Y14</text:p>
            <text:p/>
          </table:table-cell>
          <table:table-cell office:value-type="string" calcext:value-type="string">
            <text:p><text:s/>Y14-3441548</text:p>
          </table:table-cell>
          <table:table-cell office:value-type="string" calcext:value-type="string">
            <text:p>PCB Manufacturing</text:p>
          </table:table-cell>
          <table:table-cell/>
          <table:table-cell office:value-type="float" office:value="0.354" calcext:value-type="float">
            <text:p>0,354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2]*[.F12]" office:value-type="float" office:value="0.354" calcext:value-type="float">
            <text:p>0,354</text:p>
          </table:table-cell>
          <table:table-cell table:formula="of:=IF([.H12]=&quot;EUR&quot;;[.J12]*4.65;[.J12])" office:value-type="float" office:value="1.6461" calcext:value-type="float">
            <text:p>1,6461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hexalight-controller-manuf_Y14 </text:p>
          </table:table-cell>
          <table:table-cell office:value-type="string" calcext:value-type="string">
            <text:p>SMT0220219609747</text:p>
          </table:table-cell>
          <table:table-cell office:value-type="string" calcext:value-type="string">
            <text:p>Setup fee</text:p>
          </table:table-cell>
          <table:table-cell/>
          <table:table-cell office:value-type="float" office:value="3.53" calcext:value-type="float">
            <text:p>3,53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3]*[.F13]" office:value-type="float" office:value="3.53" calcext:value-type="float">
            <text:p>3,53</text:p>
          </table:table-cell>
          <table:table-cell table:formula="of:=IF([.H13]=&quot;EUR&quot;;[.J13]*4.65;[.J13])" office:value-type="float" office:value="16.4145" calcext:value-type="float">
            <text:p>16,4145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tencil</text:p>
          </table:table-cell>
          <table:table-cell/>
          <table:table-cell office:value-type="float" office:value="0.66" calcext:value-type="float">
            <text:p>0,66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4]*[.F14]" office:value-type="float" office:value="0.66" calcext:value-type="float">
            <text:p>0,66</text:p>
          </table:table-cell>
          <table:table-cell table:formula="of:=IF([.H14]=&quot;EUR&quot;;[.J14]*4.65;[.J14])" office:value-type="float" office:value="3.069" calcext:value-type="float">
            <text:p>3,069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Components</text:p>
          </table:table-cell>
          <table:table-cell/>
          <table:table-cell office:value-type="float" office:value="9.445" calcext:value-type="float">
            <text:p>9,445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5]*[.F15]" office:value-type="float" office:value="9.445" calcext:value-type="float">
            <text:p>9,445</text:p>
          </table:table-cell>
          <table:table-cell table:formula="of:=IF([.H15]=&quot;EUR&quot;;[.J15]*4.65;[.J15])" office:value-type="float" office:value="43.91925" calcext:value-type="float">
            <text:p>43,91925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Extended components fee</text:p>
          </table:table-cell>
          <table:table-cell/>
          <table:table-cell office:value-type="float" office:value="5.295" calcext:value-type="float">
            <text:p>5,295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6]*[.F16]" office:value-type="float" office:value="5.295" calcext:value-type="float">
            <text:p>5,295</text:p>
          </table:table-cell>
          <table:table-cell table:formula="of:=IF([.H16]=&quot;EUR&quot;;[.J16]*4.65;[.J16])" office:value-type="float" office:value="24.62175" calcext:value-type="float">
            <text:p>24,62175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MT Assembly</text:p>
          </table:table-cell>
          <table:table-cell/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7]*[.F17]" office:value-type="float" office:value="0.27" calcext:value-type="float">
            <text:p>0,27</text:p>
          </table:table-cell>
          <table:table-cell table:formula="of:=IF([.H17]=&quot;EUR&quot;;[.J17]*4.65;[.J17])" office:value-type="float" office:value="1.2555" calcext:value-type="float">
            <text:p>1,255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11">
            <text:p>Others</text:p>
          </table:table-cell>
          <table:table-cell office:value-type="string" calcext:value-type="string">
            <text:p>Panel frame</text:p>
          </table:table-cell>
          <table:table-cell/>
          <table:table-cell office:value-type="string" calcext:value-type="string">
            <text:p>3D print, ABS, high quality</text:p>
          </table:table-cell>
          <table:table-cell/>
          <table:table-cell office:value-type="float" office:value="35.15" calcext:value-type="float">
            <text:p>35,15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18]*[.F18]" office:value-type="float" office:value="70.3" calcext:value-type="float">
            <text:p>70,3</text:p>
          </table:table-cell>
          <table:table-cell table:formula="of:=IF([.H18]=&quot;EUR&quot;;[.J18]*4.65;[.J18])" office:value-type="float" office:value="70.3" calcext:value-type="float">
            <text:p>70,3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Panel back</text:p>
          </table:table-cell>
          <table:table-cell/>
          <table:table-cell office:value-type="string" calcext:value-type="string">
            <text:p>Laser cutout, plexi, 3mm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19]*[.F19]" office:value-type="float" office:value="22" calcext:value-type="float">
            <text:p>22</text:p>
          </table:table-cell>
          <table:table-cell table:formula="of:=IF([.H19]=&quot;EUR&quot;;[.J19]*4.65;[.J19])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Panel front</text:p>
          </table:table-cell>
          <table:table-cell/>
          <table:table-cell office:value-type="string" calcext:value-type="string">
            <text:p>Laser cutout, plexi, 2mm</text:p>
          </table:table-cell>
          <table:table-cell/>
          <table:table-cell office:value-type="float" office:value="8.87" calcext:value-type="float">
            <text:p>8,87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20]*[.F20]" office:value-type="float" office:value="17.74" calcext:value-type="float">
            <text:p>17,74</text:p>
          </table:table-cell>
          <table:table-cell table:formula="of:=IF([.H20]=&quot;EUR&quot;;[.J20]*4.65;[.J20])" office:value-type="float" office:value="17.74" calcext:value-type="float">
            <text:p>17,74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troller case</text:p>
          </table:table-cell>
          <table:table-cell/>
          <table:table-cell office:value-type="string" calcext:value-type="string">
            <text:p>3D print, ABS, high quality</text:p>
          </table:table-cell>
          <table:table-cell/>
          <table:table-cell office:value-type="float" office:value="25.71" calcext:value-type="float">
            <text:p>25,71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1]*[.F21]" office:value-type="float" office:value="25.71" calcext:value-type="float">
            <text:p>25,71</text:p>
          </table:table-cell>
          <table:table-cell table:formula="of:=IF([.H21]=&quot;EUR&quot;;[.J21]*4.65;[.J21])" office:value-type="float" office:value="25.71" calcext:value-type="float">
            <text:p>25,71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troller cover</text:p>
          </table:table-cell>
          <table:table-cell/>
          <table:table-cell office:value-type="string" calcext:value-type="string">
            <text:p>Laser cutout, plexi, 2mm</text:p>
          </table:table-cell>
          <table:table-cell/>
          <table:table-cell office:value-type="float" office:value="6.84" calcext:value-type="float">
            <text:p>6,84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2]*[.F22]" office:value-type="float" office:value="6.84" calcext:value-type="float">
            <text:p>6,84</text:p>
          </table:table-cell>
          <table:table-cell table:formula="of:=IF([.H22]=&quot;EUR&quot;;[.J22]*4.65;[.J22])" office:value-type="float" office:value="6.84" calcext:value-type="float">
            <text:p>6,84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5V 8A power supply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3]*[.F23]" office:value-type="float" office:value="89" calcext:value-type="float">
            <text:p>89</text:p>
          </table:table-cell>
          <table:table-cell table:formula="of:=IF([.H23]=&quot;EUR&quot;;[.J23]*4.65;[.J23])" office:value-type="float" office:value="89" calcext:value-type="float">
            <text:p>8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WS2813 LED strip</text:p>
          </table:table-cell>
          <table:table-cell/>
          <table:table-cell office:value-type="string" calcext:value-type="string">
            <text:p>144 LED/m, 43,2W/m</text:p>
          </table:table-cell>
          <table:table-cell/>
          <table:table-cell office:value-type="float" office:value="0.83" calcext:value-type="float">
            <text:p>0,83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30" calcext:value-type="float">
            <text:p>130</text:p>
          </table:table-cell>
          <table:table-cell table:formula="of:=[.I24]*[.F24]" office:value-type="float" office:value="107.9" calcext:value-type="float">
            <text:p>107,9</text:p>
          </table:table-cell>
          <table:table-cell table:formula="of:=IF([.H24]=&quot;EUR&quot;;[.J24]*4.65;[.J24])" office:value-type="float" office:value="107.9" calcext:value-type="float">
            <text:p>107,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n_Coaxial_Powe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_BarrelJack:BarrelJack_Horizontal</text:p>
          </table:table-cell>
          <table:table-cell/>
          <table:table-cell office:value-type="float" office:value="0.675" calcext:value-type="float">
            <text:p>0,675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5]*[.F25]" office:value-type="float" office:value="0.675" calcext:value-type="float">
            <text:p>0,675</text:p>
          </table:table-cell>
          <table:table-cell table:formula="of:=IF([.H25]=&quot;EUR&quot;;[.J25]*4.65;[.J25])" office:value-type="float" office:value="0.675" calcext:value-type="float">
            <text:p>0,67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PinHeader_2.54mm:PinHeader_1x04_P2.54mm_Vertical</text:p>
          </table:table-cell>
          <table:table-cell/>
          <table:table-cell office:value-type="float" office:value="0.0495" calcext:value-type="float">
            <text:p>0,0495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6]*[.F26]" office:value-type="float" office:value="0.0495" calcext:value-type="float">
            <text:p>0,0495</text:p>
          </table:table-cell>
          <table:table-cell table:formula="of:=IF([.H26]=&quot;EUR&quot;;[.J26]*4.65;[.J26])" office:value-type="float" office:value="0.0495" calcext:value-type="float">
            <text:p>0,049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ight Panel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-Connectivity:119542892</text:p>
          </table:table-cell>
          <table:table-cell/>
          <table:table-cell office:value-type="float" office:value="7.3062" calcext:value-type="float">
            <text:p>7,3062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7]*[.F27]" office:value-type="float" office:value="7.3062" calcext:value-type="float">
            <text:p>7,3062</text:p>
          </table:table-cell>
          <table:table-cell table:formula="of:=IF([.H27]=&quot;EUR&quot;;[.J27]*4.65;[.J27])" office:value-type="float" office:value="7.3062" calcext:value-type="float">
            <text:p>7,3062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eft Panel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-Connectivity:119542892</text:p>
          </table:table-cell>
          <table:table-cell/>
          <table:table-cell office:value-type="float" office:value="7.3062" calcext:value-type="float">
            <text:p>7,3062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8]*[.F28]" office:value-type="float" office:value="7.3062" calcext:value-type="float">
            <text:p>7,3062</text:p>
          </table:table-cell>
          <table:table-cell table:formula="of:=IF([.H28]=&quot;EUR&quot;;[.J28]*4.65;[.J28])" office:value-type="float" office:value="7.3062" calcext:value-type="float">
            <text:p>7,30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ductive PET layer</text:p>
          </table:table-cell>
          <table:table-cell table:number-columns-repeated="3"/>
          <table:table-cell office:value-type="float" office:value="42.68" calcext:value-type="float">
            <text:p>42,68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29]*[.F29]" office:value-type="float" office:value="85.36" calcext:value-type="float">
            <text:p>85,36</text:p>
          </table:table-cell>
          <table:table-cell table:formula="of:=IF([.H29]=&quot;EUR&quot;;[.J29]*4.65;[.J29])" office:value-type="float" office:value="85.36" calcext:value-type="float">
            <text:p>85,36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SUM([.K12:.K29])" office:value-type="float" office:value="531.113" calcext:value-type="float">
            <text:p>531,113</text:p>
          </table:table-cell>
          <table:table-cell table:formula="of:=SUM([.K12];[.K15];[.K18];[.K19];[.K20];[.K21];[.K22];[.K23];[.K24];[.K25];[.K26];[.K27];[.K28];[.K29])" office:value-type="float" office:value="485.75225" calcext:value-type="float">
            <text:p>485,75225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lij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lij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.00.0000</text:date>, <text:time style:data-style-name="N2" text:time-value="21:20:14.83523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03-29T22:05:25.485316181</dc:date>
    <meta:editing-duration>PT1H2M36S</meta:editing-duration>
    <meta:editing-cycles>14</meta:editing-cycles>
    <meta:document-statistic meta:table-count="1" meta:cell-count="241" meta:object-count="0"/>
  </office:meta>
</office:document-meta>
</file>